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23.31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2.63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5.81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53.98mm" fo:break-before="auto" style:use-optimal-row-height="tru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33.16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9">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9">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9">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7">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7">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7">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3:20:32.72707653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3:37:16.768950461</dc:date>
    <meta:editing-duration>P10DT13H31M26S</meta:editing-duration>
    <meta:editing-cycles>1022</meta:editing-cycles>
    <meta:document-statistic meta:table-count="5" meta:cell-count="10630" meta:object-count="0"/>
  </office:meta>
</office:document-meta>
</file>